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 style:parent-style-name="UrbanTitle">
      <style:text-properties fo:font-size="12pt"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6">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7">
      <style:text-properties fo:country="BE" fo:font-size="10pt" fo:font-style="normal" fo:font-weight="normal" fo:language="fr" fo:letter-spacing="normal" fo:text-shadow="none" style:country-asian="CN" style:country-complex="IN" style:font-name="DejaVu Sans"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text:use-soft-page-breaks="true">
      <office:forms form:apply-design-mode="false" form:automatic-focus="false"/>
      <text:tracked-changes text:track-changes="false">
        <text:changed-region text:id="ct93936947005088" xml:id="ct93936947005088">
          <text:insertion>
            <office:change-info>
              <dc:creator>Gauthier Bastien</dc:creator>
              <dc:date>2011-09-09T11:31:00</dc:date>
            </office:change-info>
          </text:insertion>
        </text:changed-region>
        <text:changed-region text:id="ct93936945841808" xml:id="ct93936945841808">
          <text:insertion>
            <office:change-info>
              <dc:creator>Auteur inconnu</dc:creator>
              <dc:date>2011-03-31T13:08:00</dc:date>
            </office:change-info>
          </text:insertion>
        </text:changed-region>
        <text:changed-region text:id="ct93936889000256" xml:id="ct93936889000256">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ation</text:p>
      <text:p text:style-name="P3">Article 115 du CWATUPE</text:p>
      <text:p text:style-name="UrbanBody"/>
      <text:p text:style-name="UrbanBody"/>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text:s/>et inscrite(s) au cadastre, <text:text-input text:description="Détails des parcelles">licence_view.get_parcels()</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ation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ation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3936947005088"/>self.displayValue(self.getFoldermanagers()[0].Vocabulary('grade')[0], self.getFoldermanagers()[0].getGrade())<text:change-end text:change-id="ct93936947005088"/></text:p>
      <text:p text:style-name="UrbanBody"><text:tab/><text:tab/><text:tab/><text:tab/><text:tab/><text:tab/><text:tab/><text:change-start text:change-id="ct93936945841808"/>self.getFoldermanagers()[0].getName2()<text:change-end text:change-id="ct93936945841808"/> <text:change-start text:change-id="ct93936889000256"/>self.getFoldermanagers()[0].getName1()<text:change-end text:change-id="ct93936889000256"/></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 style:parent-style-name="UrbanTitle">
      <style:text-properties fo:font-size="12pt"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6">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7">
      <style:text-properties fo:country="BE" fo:font-size="10pt" fo:font-style="normal" fo:font-weight="normal" fo:language="fr" fo:letter-spacing="normal" fo:text-shadow="none" style:country-asian="CN" style:country-complex="IN" style:font-name="DejaVu Sans"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text:use-soft-page-breaks="true">
      <office:forms form:apply-design-mode="false" form:automatic-focus="false"/>
      <text:tracked-changes text:track-changes="false">
        <text:changed-region text:id="ct93936947005088" xml:id="ct93936947005088">
          <text:insertion>
            <office:change-info>
              <dc:creator>Gauthier Bastien</dc:creator>
              <dc:date>2011-09-09T11:31:00</dc:date>
            </office:change-info>
          </text:insertion>
        </text:changed-region>
        <text:changed-region text:id="ct93936945841808" xml:id="ct93936945841808">
          <text:insertion>
            <office:change-info>
              <dc:creator>Auteur inconnu</dc:creator>
              <dc:date>2011-03-31T13:08:00</dc:date>
            </office:change-info>
          </text:insertion>
        </text:changed-region>
        <text:changed-region text:id="ct93936889000256" xml:id="ct93936889000256">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ation</text:p>
      <text:p text:style-name="P3">Article 115 du CWATUPE</text:p>
      <text:p text:style-name="UrbanBody"/>
      <text:p text:style-name="UrbanBody"/>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text:s/>et inscrite(s) au cadastre, <text:text-input text:description="Détails des parcelles">licence_view.get_parcels()</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ation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ation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3936947005088"/>self.displayValue(self.getFoldermanagers()[0].Vocabulary('grade')[0], self.getFoldermanagers()[0].getGrade())<text:change-end text:change-id="ct93936947005088"/></text:p>
      <text:p text:style-name="UrbanBody"><text:tab/><text:tab/><text:tab/><text:tab/><text:tab/><text:tab/><text:tab/><text:change-start text:change-id="ct93936945841808"/>self.getFoldermanagers()[0].getName2()<text:change-end text:change-id="ct93936945841808"/> <text:change-start text:change-id="ct93936889000256"/>self.getFoldermanagers()[0].getName1()<text:change-end text:change-id="ct93936889000256"/></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 style:parent-style-name="UrbanTitle">
      <style:text-properties fo:font-size="12pt"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6">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7">
      <style:text-properties fo:country="BE" fo:font-size="10pt" fo:font-style="normal" fo:font-weight="normal" fo:language="fr" fo:letter-spacing="normal" fo:text-shadow="none" style:country-asian="CN" style:country-complex="IN" style:font-name="DejaVu Sans"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text:use-soft-page-breaks="true">
      <office:forms form:apply-design-mode="false" form:automatic-focus="false"/>
      <text:tracked-changes text:track-changes="false">
        <text:changed-region text:id="ct93936947005088" xml:id="ct93936947005088">
          <text:insertion>
            <office:change-info>
              <dc:creator>Gauthier Bastien</dc:creator>
              <dc:date>2011-09-09T11:31:00</dc:date>
            </office:change-info>
          </text:insertion>
        </text:changed-region>
        <text:changed-region text:id="ct93936945841808" xml:id="ct93936945841808">
          <text:insertion>
            <office:change-info>
              <dc:creator>Auteur inconnu</dc:creator>
              <dc:date>2011-03-31T13:08:00</dc:date>
            </office:change-info>
          </text:insertion>
        </text:changed-region>
        <text:changed-region text:id="ct93936889000256" xml:id="ct93936889000256">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ation</text:p>
      <text:p text:style-name="P3">Article 115 du CWATUPE</text:p>
      <text:p text:style-name="UrbanBody"/>
      <text:p text:style-name="UrbanBody"/>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text:s/>et inscrite(s) au cadastre, <text:text-input text:description="Détails des parcelles">licence_view.get_parcels()</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ation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ation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3936947005088"/>self.displayValue(self.getFoldermanagers()[0].Vocabulary('grade')[0], self.getFoldermanagers()[0].getGrade())<text:change-end text:change-id="ct93936947005088"/></text:p>
      <text:p text:style-name="UrbanBody"><text:tab/><text:tab/><text:tab/><text:tab/><text:tab/><text:tab/><text:tab/><text:change-start text:change-id="ct93936945841808"/>self.getFoldermanagers()[0].getName2()<text:change-end text:change-id="ct93936945841808"/> <text:change-start text:change-id="ct93936889000256"/>self.getFoldermanagers()[0].getName1()<text:change-end text:change-id="ct93936889000256"/></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 style:parent-style-name="UrbanTitle">
      <style:text-properties fo:font-size="12pt"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6">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7">
      <style:text-properties fo:country="BE" fo:font-size="10pt" fo:font-style="normal" fo:font-weight="normal" fo:language="fr" fo:letter-spacing="normal" fo:text-shadow="none" style:country-asian="CN" style:country-complex="IN" style:font-name="DejaVu Sans"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text:use-soft-page-breaks="true">
      <office:forms form:apply-design-mode="false" form:automatic-focus="false"/>
      <text:tracked-changes text:track-changes="false">
        <text:changed-region text:id="ct93936947005088" xml:id="ct93936947005088">
          <text:insertion>
            <office:change-info>
              <dc:creator>Gauthier Bastien</dc:creator>
              <dc:date>2011-09-09T11:31:00</dc:date>
            </office:change-info>
          </text:insertion>
        </text:changed-region>
        <text:changed-region text:id="ct93936945841808" xml:id="ct93936945841808">
          <text:insertion>
            <office:change-info>
              <dc:creator>Auteur inconnu</dc:creator>
              <dc:date>2011-03-31T13:08:00</dc:date>
            </office:change-info>
          </text:insertion>
        </text:changed-region>
        <text:changed-region text:id="ct93936889000256" xml:id="ct93936889000256">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ation</text:p>
      <text:p text:style-name="P3">Article 115 du CWATUPE</text:p>
      <text:p text:style-name="UrbanBody"/>
      <text:p text:style-name="UrbanBody"/>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text:s/>et inscrite(s) au cadastre, <text:text-input text:description="Détails des parcelles">licence_view.get_parcels()</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ation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ation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3936947005088"/>self.displayValue(self.getFoldermanagers()[0].Vocabulary('grade')[0], self.getFoldermanagers()[0].getGrade())<text:change-end text:change-id="ct93936947005088"/></text:p>
      <text:p text:style-name="UrbanBody"><text:tab/><text:tab/><text:tab/><text:tab/><text:tab/><text:tab/><text:tab/><text:change-start text:change-id="ct93936945841808"/>self.getFoldermanagers()[0].getName2()<text:change-end text:change-id="ct93936945841808"/> <text:change-start text:change-id="ct93936889000256"/>self.getFoldermanagers()[0].getName1()<text:change-end text:change-id="ct9393688900025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0:12.042393514</dc:date>
    <dc:language>fr-FR</dc:language>
    <meta:editing-cycles>86</meta:editing-cycles>
    <meta:editing-duration>PT11H13M1S</meta:editing-duration>
    <meta:document-statistic meta:table-count="0" meta:image-count="0" meta:object-count="0" meta:page-count="2" meta:paragraph-count="23" meta:word-count="358" meta:character-count="2601" meta:non-whitespace-character-count="2267"/>
    <meta:user-defined meta:name="Info 1"/>
    <meta:user-defined meta:name="Info 2"/>
    <meta:user-defined meta:name="Info 3"/>
    <meta:user-defined meta:name="Info 4"/>
  </office:meta>
</office:document-meta>
</file>